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sultWrapperConverter.TestResultWrapper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Converter.unmarshal( HierarchicalStreamReader reader , Unmarshalling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ResultWrapperConverter.marshal( Object arg0 , HierarchicalStreamWriter arg1 , MarshallingContex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sultWrapper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sultWrapper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